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9000001674A829932DB36B8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6e99" officeooo:paragraph-rsid="00036e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9.369cm" svg:height="9.751cm" draw:z-index="0"><draw:image xlink:href="Pictures/10000000000002C9000001674A829932DB36B856.png" xlink:type="simple" xlink:show="embed" xlink:actuate="onLoad" loext:mime-type="image/png"/></draw:frame>Npm init</text:p>
      <text:p text:style-name="Standard">npm install express --s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5-21T21:35:18.298000000</dc:date>
    <meta:editing-duration>PT6M51S</meta:editing-duration>
    <meta:editing-cycles>3</meta:editing-cycles>
    <meta:document-statistic meta:table-count="0" meta:image-count="1" meta:object-count="0" meta:page-count="1" meta:paragraph-count="2" meta:word-count="7" meta:character-count="34" meta:non-whitespace-character-count="30"/>
  </office:meta>
</office:document-meta>
</file>